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9.39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61422" calcext:value-type="float">
            <text:p>10,4614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13514" calcext:value-type="float">
            <text:p>10,4135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17839" calcext:value-type="float">
            <text:p>9,5178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54346" calcext:value-type="float">
            <text:p>8,654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38502" calcext:value-type="float">
            <text:p>8,4385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34435" calcext:value-type="float">
            <text:p>8,734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26474" calcext:value-type="float">
            <text:p>8,5264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26474" calcext:value-type="float">
            <text:p>8,5264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54339" calcext:value-type="float">
            <text:p>9,0543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4241" calcext:value-type="float">
            <text:p>8,942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50516" calcext:value-type="float">
            <text:p>8,9505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366727" calcext:value-type="float">
            <text:p>8,3667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382773" calcext:value-type="float">
            <text:p>8,3827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82773" calcext:value-type="float">
            <text:p>8,3827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86263" calcext:value-type="float">
            <text:p>8,86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5075" calcext:value-type="float">
            <text:p>8,550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742766" calcext:value-type="float">
            <text:p>8,742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742766" calcext:value-type="float">
            <text:p>8,7427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359026" calcext:value-type="float">
            <text:p>8,3590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59047" calcext:value-type="float">
            <text:p>8,3590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75172" calcext:value-type="float">
            <text:p>8,3751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263172" calcext:value-type="float">
            <text:p>8,263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327217" calcext:value-type="float">
            <text:p>8,3272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35266" calcext:value-type="float">
            <text:p>8,135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11386" calcext:value-type="float">
            <text:p>8,1113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3475" calcext:value-type="float">
            <text:p>7,7434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767413" calcext:value-type="float">
            <text:p>7,767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83291" calcext:value-type="float">
            <text:p>8,183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75336" calcext:value-type="float">
            <text:p>8,375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391399" calcext:value-type="float">
            <text:p>8,391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223497" calcext:value-type="float">
            <text:p>8,2234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959654" calcext:value-type="float">
            <text:p>7,9596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959654" calcext:value-type="float">
            <text:p>7,9596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9757" calcext:value-type="float">
            <text:p>7,97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25557" calcext:value-type="float">
            <text:p>8,255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263633" calcext:value-type="float">
            <text:p>8,2636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391639" calcext:value-type="float">
            <text:p>8,3916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367661" calcext:value-type="float">
            <text:p>8,3676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535661" calcext:value-type="float">
            <text:p>8,5356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35661" calcext:value-type="float">
            <text:p>8,5356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631695" calcext:value-type="float">
            <text:p>8,6316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631695" calcext:value-type="float">
            <text:p>8,6316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431693" calcext:value-type="float">
            <text:p>8,4316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3181" calcext:value-type="float">
            <text:p>8,231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23181" calcext:value-type="float">
            <text:p>8,231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239792" calcext:value-type="float">
            <text:p>8,2397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239792" calcext:value-type="float">
            <text:p>8,2397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039863" calcext:value-type="float">
            <text:p>8,039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39863" calcext:value-type="float">
            <text:p>8,039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39863" calcext:value-type="float">
            <text:p>8,039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039863" calcext:value-type="float">
            <text:p>8,039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959826" calcext:value-type="float">
            <text:p>7,9598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783817" calcext:value-type="float">
            <text:p>7,78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039797" calcext:value-type="float">
            <text:p>8,0397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039797" calcext:value-type="float">
            <text:p>8,0397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055859" calcext:value-type="float">
            <text:p>8,0558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135834" calcext:value-type="float">
            <text:p>8,1358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199813" calcext:value-type="float">
            <text:p>8,1998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199813" calcext:value-type="float">
            <text:p>8,1998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67822" calcext:value-type="float">
            <text:p>8,3678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367822" calcext:value-type="float">
            <text:p>8,3678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367822" calcext:value-type="float">
            <text:p>8,3678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367822" calcext:value-type="float">
            <text:p>8,3678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38382" calcext:value-type="float">
            <text:p>8,383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631798" calcext:value-type="float">
            <text:p>8,6317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743827" calcext:value-type="float">
            <text:p>8,7438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703845" calcext:value-type="float">
            <text:p>8,7038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68779" calcext:value-type="float">
            <text:p>8,687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68779" calcext:value-type="float">
            <text:p>8,687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447804" calcext:value-type="float">
            <text:p>8,4478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639807" calcext:value-type="float">
            <text:p>8,6398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791822" calcext:value-type="float">
            <text:p>8,7918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791822" calcext:value-type="float">
            <text:p>8,7918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911845" calcext:value-type="float">
            <text:p>8,9118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951833" calcext:value-type="float">
            <text:p>8,9518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119843" calcext:value-type="float">
            <text:p>9,1198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119843" calcext:value-type="float">
            <text:p>9,1198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935839" calcext:value-type="float">
            <text:p>8,9358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35839" calcext:value-type="float">
            <text:p>8,9358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50397" calcext:value-type="float">
            <text:p>8,503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50397" calcext:value-type="float">
            <text:p>8,503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50397" calcext:value-type="float">
            <text:p>8,503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3596" calcext:value-type="float">
            <text:p>8,335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33596" calcext:value-type="float">
            <text:p>8,335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279977" calcext:value-type="float">
            <text:p>8,2799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479976" calcext:value-type="float">
            <text:p>8,4799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479976" calcext:value-type="float">
            <text:p>8,4799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495972" calcext:value-type="float">
            <text:p>8,4959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495972" calcext:value-type="float">
            <text:p>8,4959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351956" calcext:value-type="float">
            <text:p>8,3519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351956" calcext:value-type="float">
            <text:p>8,3519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351956" calcext:value-type="float">
            <text:p>8,3519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63182" calcext:value-type="float">
            <text:p>8,631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399831" calcext:value-type="float">
            <text:p>8,3998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671811" calcext:value-type="float">
            <text:p>8,6718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91835" calcext:value-type="float">
            <text:p>8,5918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591835" calcext:value-type="float">
            <text:p>8,5918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591835" calcext:value-type="float">
            <text:p>8,5918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591835" calcext:value-type="float">
            <text:p>8,5918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335959" calcext:value-type="float">
            <text:p>8,3359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335959" calcext:value-type="float">
            <text:p>8,3359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559955" calcext:value-type="float">
            <text:p>8,5599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375948" calcext:value-type="float">
            <text:p>8,3759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375948" calcext:value-type="float">
            <text:p>8,3759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375948" calcext:value-type="float">
            <text:p>8,3759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119966" calcext:value-type="float">
            <text:p>8,1199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119966" calcext:value-type="float">
            <text:p>8,1199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351954" calcext:value-type="float">
            <text:p>8,3519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351954" calcext:value-type="float">
            <text:p>8,3519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351954" calcext:value-type="float">
            <text:p>8,3519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34396" calcext:value-type="float">
            <text:p>8,343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34396" calcext:value-type="float">
            <text:p>8,343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559953" calcext:value-type="float">
            <text:p>8,5599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559953" calcext:value-type="float">
            <text:p>8,5599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51957" calcext:value-type="float">
            <text:p>8,7519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51957" calcext:value-type="float">
            <text:p>8,7519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751957" calcext:value-type="float">
            <text:p>8,7519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51957" calcext:value-type="float">
            <text:p>8,7519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663982" calcext:value-type="float">
            <text:p>8,6639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511967" calcext:value-type="float">
            <text:p>8,5119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511967" calcext:value-type="float">
            <text:p>8,5119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511967" calcext:value-type="float">
            <text:p>8,5119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671979" calcext:value-type="float">
            <text:p>8,6719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59192" calcext:value-type="float">
            <text:p>8,591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59192" calcext:value-type="float">
            <text:p>8,591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759936" calcext:value-type="float">
            <text:p>8,7599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759936" calcext:value-type="float">
            <text:p>8,7599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59936" calcext:value-type="float">
            <text:p>8,7599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879971" calcext:value-type="float">
            <text:p>8,8799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79971" calcext:value-type="float">
            <text:p>8,8799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127943" calcext:value-type="float">
            <text:p>9,1279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039887" calcext:value-type="float">
            <text:p>9,0398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039887" calcext:value-type="float">
            <text:p>9,0398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991915" calcext:value-type="float">
            <text:p>8,9919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991915" calcext:value-type="float">
            <text:p>8,9919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991915" calcext:value-type="float">
            <text:p>8,9919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351813" calcext:value-type="float">
            <text:p>9,3518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055845" calcext:value-type="float">
            <text:p>9,0558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223849" calcext:value-type="float">
            <text:p>9,2238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175875" calcext:value-type="float">
            <text:p>9,1758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175875" calcext:value-type="float">
            <text:p>9,1758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175875" calcext:value-type="float">
            <text:p>9,1758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15986" calcext:value-type="float">
            <text:p>9,159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135875" calcext:value-type="float">
            <text:p>9,1358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111893" calcext:value-type="float">
            <text:p>9,1118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111883" calcext:value-type="float">
            <text:p>9,1118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167942" calcext:value-type="float">
            <text:p>9,1679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167942" calcext:value-type="float">
            <text:p>9,1679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167942" calcext:value-type="float">
            <text:p>9,1679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167942" calcext:value-type="float">
            <text:p>9,1679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463894" calcext:value-type="float">
            <text:p>9,4638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463894" calcext:value-type="float">
            <text:p>9,4638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383837" calcext:value-type="float">
            <text:p>9,3838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231817" calcext:value-type="float">
            <text:p>9,2318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111874" calcext:value-type="float">
            <text:p>9,1118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319814" calcext:value-type="float">
            <text:p>9,3198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215777" calcext:value-type="float">
            <text:p>9,2157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055763" calcext:value-type="float">
            <text:p>9,0557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71981" calcext:value-type="float">
            <text:p>8,719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1981" calcext:value-type="float">
            <text:p>8,719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71981" calcext:value-type="float">
            <text:p>8,719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519806" calcext:value-type="float">
            <text:p>8,5198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519806" calcext:value-type="float">
            <text:p>8,5198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551796" calcext:value-type="float">
            <text:p>8,5517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551796" calcext:value-type="float">
            <text:p>8,5517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319813" calcext:value-type="float">
            <text:p>8,3198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319813" calcext:value-type="float">
            <text:p>8,3198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319813" calcext:value-type="float">
            <text:p>8,3198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207784" calcext:value-type="float">
            <text:p>8,2077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207784" calcext:value-type="float">
            <text:p>8,2077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047777" calcext:value-type="float">
            <text:p>8,0477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047777" calcext:value-type="float">
            <text:p>8,0477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095816" calcext:value-type="float">
            <text:p>8,0958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335809" calcext:value-type="float">
            <text:p>8,3358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335809" calcext:value-type="float">
            <text:p>8,3358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335809" calcext:value-type="float">
            <text:p>8,3358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335809" calcext:value-type="float">
            <text:p>8,3358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335809" calcext:value-type="float">
            <text:p>8,3358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263753" calcext:value-type="float">
            <text:p>8,2637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263753" calcext:value-type="float">
            <text:p>8,2637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19179" calcext:value-type="float">
            <text:p>8,191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111817" calcext:value-type="float">
            <text:p>8,1118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111817" calcext:value-type="float">
            <text:p>8,1118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183786" calcext:value-type="float">
            <text:p>8,1837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023771" calcext:value-type="float">
            <text:p>8,0237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023771" calcext:value-type="float">
            <text:p>8,0237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023771" calcext:value-type="float">
            <text:p>8,0237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23771" calcext:value-type="float">
            <text:p>8,0237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007775" calcext:value-type="float">
            <text:p>8,007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007775" calcext:value-type="float">
            <text:p>8,007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935811" calcext:value-type="float">
            <text:p>7,9358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023837" calcext:value-type="float">
            <text:p>8,023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023837" calcext:value-type="float">
            <text:p>8,023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023837" calcext:value-type="float">
            <text:p>8,023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271823" calcext:value-type="float">
            <text:p>8,2718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271823" calcext:value-type="float">
            <text:p>8,2718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295805" calcext:value-type="float">
            <text:p>8,2958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375746" calcext:value-type="float">
            <text:p>8,3757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519699" calcext:value-type="float">
            <text:p>8,51969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263703" calcext:value-type="float">
            <text:p>8,2637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263703" calcext:value-type="float">
            <text:p>8,2637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263703" calcext:value-type="float">
            <text:p>8,2637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263703" calcext:value-type="float">
            <text:p>8,2637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391757" calcext:value-type="float">
            <text:p>8,391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391757" calcext:value-type="float">
            <text:p>8,391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167756" calcext:value-type="float">
            <text:p>8,1677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359757" calcext:value-type="float">
            <text:p>8,3597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159758" calcext:value-type="float">
            <text:p>8,1597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231722" calcext:value-type="float">
            <text:p>8,2317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47172" calcext:value-type="float">
            <text:p>8,471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351672" calcext:value-type="float">
            <text:p>8,3516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351672" calcext:value-type="float">
            <text:p>8,3516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207737" calcext:value-type="float">
            <text:p>8,2077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46371" calcext:value-type="float">
            <text:p>8,463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46371" calcext:value-type="float">
            <text:p>8,463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559743" calcext:value-type="float">
            <text:p>8,559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559743" calcext:value-type="float">
            <text:p>8,559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559743" calcext:value-type="float">
            <text:p>8,559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559743" calcext:value-type="float">
            <text:p>8,5597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551755" calcext:value-type="float">
            <text:p>8,5517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551755" calcext:value-type="float">
            <text:p>8,5517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479774" calcext:value-type="float">
            <text:p>8,4797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479774" calcext:value-type="float">
            <text:p>8,4797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479774" calcext:value-type="float">
            <text:p>8,4797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543756" calcext:value-type="float">
            <text:p>8,5437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471711" calcext:value-type="float">
            <text:p>8,4717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535653" calcext:value-type="float">
            <text:p>8,535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879601" calcext:value-type="float">
            <text:p>8,8796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535667" calcext:value-type="float">
            <text:p>8,5356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535667" calcext:value-type="float">
            <text:p>8,5356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535667" calcext:value-type="float">
            <text:p>8,5356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535667" calcext:value-type="float">
            <text:p>8,5356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647686" calcext:value-type="float">
            <text:p>8,647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543653" calcext:value-type="float">
            <text:p>8,543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543653" calcext:value-type="float">
            <text:p>8,543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543653" calcext:value-type="float">
            <text:p>8,543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399626" calcext:value-type="float">
            <text:p>8,3996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191626" calcext:value-type="float">
            <text:p>8,191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191626" calcext:value-type="float">
            <text:p>8,191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263708" calcext:value-type="float">
            <text:p>8,2637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167641" calcext:value-type="float">
            <text:p>8,1676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335567" calcext:value-type="float">
            <text:p>8,335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335567" calcext:value-type="float">
            <text:p>8,335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367554" calcext:value-type="float">
            <text:p>8,3675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935652" calcext:value-type="float">
            <text:p>7,9356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695845" calcext:value-type="float">
            <text:p>7,695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671785" calcext:value-type="float">
            <text:p>7,6717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51178" calcext:value-type="float">
            <text:p>7,511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615804" calcext:value-type="float">
            <text:p>7,6158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719776" calcext:value-type="float">
            <text:p>7,7197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527776" calcext:value-type="float">
            <text:p>7,5277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27776" calcext:value-type="float">
            <text:p>7,5277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295765" calcext:value-type="float">
            <text:p>7,295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295765" calcext:value-type="float">
            <text:p>7,295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311709" calcext:value-type="float">
            <text:p>7,311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327715" calcext:value-type="float">
            <text:p>7,3277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327715" calcext:value-type="float">
            <text:p>7,3277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43704" calcext:value-type="float">
            <text:p>7,1437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007772" calcext:value-type="float">
            <text:p>7,0077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92773" calcext:value-type="float">
            <text:p>6,92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79791" calcext:value-type="float">
            <text:p>6,879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79791" calcext:value-type="float">
            <text:p>6,879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79791" calcext:value-type="float">
            <text:p>6,879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79791" calcext:value-type="float">
            <text:p>6,879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9579" calcext:value-type="float">
            <text:p>6,69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9579" calcext:value-type="float">
            <text:p>6,69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2381" calcext:value-type="float">
            <text:p>6,62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51755" calcext:value-type="float">
            <text:p>6,551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51755" calcext:value-type="float">
            <text:p>6,551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51755" calcext:value-type="float">
            <text:p>6,551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51755" calcext:value-type="float">
            <text:p>6,551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51755" calcext:value-type="float">
            <text:p>6,551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83763" calcext:value-type="float">
            <text:p>6,5837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463738" calcext:value-type="float">
            <text:p>6,46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99752" calcext:value-type="float">
            <text:p>6,599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15748" calcext:value-type="float">
            <text:p>6,6157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15685" calcext:value-type="float">
            <text:p>6,615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51631" calcext:value-type="float">
            <text:p>6,551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59626" calcext:value-type="float">
            <text:p>6,5596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99539" calcext:value-type="float">
            <text:p>6,599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99539" calcext:value-type="float">
            <text:p>6,599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79643" calcext:value-type="float">
            <text:p>6,4796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479643" calcext:value-type="float">
            <text:p>6,4796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479643" calcext:value-type="float">
            <text:p>6,4796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15601" calcext:value-type="float">
            <text:p>6,415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29566" calcext:value-type="float">
            <text:p>6,295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40769" calcext:value-type="float">
            <text:p>6,407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0769" calcext:value-type="float">
            <text:p>6,407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55706" calcext:value-type="float">
            <text:p>6,6557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55706" calcext:value-type="float">
            <text:p>6,6557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48769" calcext:value-type="float">
            <text:p>6,487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207764" calcext:value-type="float">
            <text:p>6,2077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207764" calcext:value-type="float">
            <text:p>6,2077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207764" calcext:value-type="float">
            <text:p>6,2077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151722" calcext:value-type="float">
            <text:p>6,1517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127687" calcext:value-type="float">
            <text:p>6,1276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071718" calcext:value-type="float">
            <text:p>6,0717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071718" calcext:value-type="float">
            <text:p>6,0717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055668" calcext:value-type="float">
            <text:p>6,055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055668" calcext:value-type="float">
            <text:p>6,055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055668" calcext:value-type="float">
            <text:p>6,055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055668" calcext:value-type="float">
            <text:p>6,055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055668" calcext:value-type="float">
            <text:p>6,055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935704" calcext:value-type="float">
            <text:p>5,93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895778" calcext:value-type="float">
            <text:p>5,8957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063789" calcext:value-type="float">
            <text:p>6,063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991739" calcext:value-type="float">
            <text:p>5,9917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047782" calcext:value-type="float">
            <text:p>6,0477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047782" calcext:value-type="float">
            <text:p>6,0477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087766" calcext:value-type="float">
            <text:p>6,087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039844" calcext:value-type="float">
            <text:p>6,039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015851" calcext:value-type="float">
            <text:p>6,015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09591" calcext:value-type="float">
            <text:p>6,095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079912" calcext:value-type="float">
            <text:p>6,0799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039867" calcext:value-type="float">
            <text:p>6,039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007815" calcext:value-type="float">
            <text:p>6,0078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727838" calcext:value-type="float">
            <text:p>5,727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727838" calcext:value-type="float">
            <text:p>5,727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727838" calcext:value-type="float">
            <text:p>5,727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727838" calcext:value-type="float">
            <text:p>5,7278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807876" calcext:value-type="float">
            <text:p>5,8078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807876" calcext:value-type="float">
            <text:p>5,8078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807876" calcext:value-type="float">
            <text:p>5,8078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631857" calcext:value-type="float">
            <text:p>5,6318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663912" calcext:value-type="float">
            <text:p>5,663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559877" calcext:value-type="float">
            <text:p>5,5598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415919" calcext:value-type="float">
            <text:p>5,4159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415919" calcext:value-type="float">
            <text:p>5,4159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215923" calcext:value-type="float">
            <text:p>5,215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999928" calcext:value-type="float">
            <text:p>4,9999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959889" calcext:value-type="float">
            <text:p>4,959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999876" calcext:value-type="float">
            <text:p>4,9998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99876" calcext:value-type="float">
            <text:p>4,9998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999876" calcext:value-type="float">
            <text:p>4,9998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999876" calcext:value-type="float">
            <text:p>4,9998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999876" calcext:value-type="float">
            <text:p>4,9998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975888" calcext:value-type="float">
            <text:p>4,9758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02384" calcext:value-type="float">
            <text:p>5,023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103875" calcext:value-type="float">
            <text:p>5,103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87899" calcext:value-type="float">
            <text:p>5,087899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47:16.4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47:21.602000000</dc:date>
    <meta:editing-duration>PT1M10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10.461422">
                <text:p>10.461422</text:p>
                <draw:g>
                  <svg:desc>'cameraslog_4.log'.B2:'cameraslog_4.log'.B1001</svg:desc>
                </draw:g>
              </table:table-cell>
              <table:table-cell office:value-type="float" office:value="16">
                <text:p>16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13514">
                <text:p>10.4135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517839">
                <text:p>9.5178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654346">
                <text:p>8.654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38502">
                <text:p>8.4385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34435">
                <text:p>8.7344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26474">
                <text:p>8.5264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26474">
                <text:p>8.5264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054339">
                <text:p>9.0543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4241">
                <text:p>8.942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950516">
                <text:p>8.9505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366727">
                <text:p>8.3667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382773">
                <text:p>8.382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382773">
                <text:p>8.382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86263">
                <text:p>8.86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55075">
                <text:p>8.550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742766">
                <text:p>8.742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742766">
                <text:p>8.742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359026">
                <text:p>8.3590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359047">
                <text:p>8.3590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375172">
                <text:p>8.375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263172">
                <text:p>8.263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327217">
                <text:p>8.3272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135266">
                <text:p>8.1352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111386">
                <text:p>8.1113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743475">
                <text:p>7.7434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767413">
                <text:p>7.7674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183291">
                <text:p>8.1832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375336">
                <text:p>8.375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391399">
                <text:p>8.391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223497">
                <text:p>8.2234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959654">
                <text:p>7.9596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959654">
                <text:p>7.9596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757">
                <text:p>7.97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25557">
                <text:p>8.255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263633">
                <text:p>8.2636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391639">
                <text:p>8.391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367661">
                <text:p>8.3676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535661">
                <text:p>8.5356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35661">
                <text:p>8.5356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631695">
                <text:p>8.6316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631695">
                <text:p>8.6316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431693">
                <text:p>8.4316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23181">
                <text:p>8.231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23181">
                <text:p>8.231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239792">
                <text:p>8.2397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239792">
                <text:p>8.2397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039863">
                <text:p>8.039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039863">
                <text:p>8.039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039863">
                <text:p>8.039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039863">
                <text:p>8.039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959826">
                <text:p>7.9598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783817">
                <text:p>7.78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039797">
                <text:p>8.0397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039797">
                <text:p>8.0397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055859">
                <text:p>8.0558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135834">
                <text:p>8.1358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199813">
                <text:p>8.199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199813">
                <text:p>8.199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367822">
                <text:p>8.3678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367822">
                <text:p>8.3678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367822">
                <text:p>8.3678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367822">
                <text:p>8.3678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8382">
                <text:p>8.383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631798">
                <text:p>8.6317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743827">
                <text:p>8.7438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703845">
                <text:p>8.703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68779">
                <text:p>8.687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68779">
                <text:p>8.687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447804">
                <text:p>8.447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639807">
                <text:p>8.6398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791822">
                <text:p>8.7918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791822">
                <text:p>8.7918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911845">
                <text:p>8.9118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951833">
                <text:p>8.9518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119843">
                <text:p>9.1198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119843">
                <text:p>9.1198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935839">
                <text:p>8.935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35839">
                <text:p>8.935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50397">
                <text:p>8.503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50397">
                <text:p>8.503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50397">
                <text:p>8.503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33596">
                <text:p>8.335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33596">
                <text:p>8.335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279977">
                <text:p>8.2799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479976">
                <text:p>8.4799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479976">
                <text:p>8.4799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495972">
                <text:p>8.4959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495972">
                <text:p>8.4959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351956">
                <text:p>8.351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351956">
                <text:p>8.351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351956">
                <text:p>8.351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63182">
                <text:p>8.631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399831">
                <text:p>8.3998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671811">
                <text:p>8.6718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591835">
                <text:p>8.591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591835">
                <text:p>8.591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591835">
                <text:p>8.591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591835">
                <text:p>8.591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335959">
                <text:p>8.3359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335959">
                <text:p>8.3359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59955">
                <text:p>8.5599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375948">
                <text:p>8.375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375948">
                <text:p>8.375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375948">
                <text:p>8.375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119966">
                <text:p>8.1199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119966">
                <text:p>8.1199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351954">
                <text:p>8.3519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351954">
                <text:p>8.3519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351954">
                <text:p>8.3519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34396">
                <text:p>8.343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34396">
                <text:p>8.343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559953">
                <text:p>8.5599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559953">
                <text:p>8.5599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51957">
                <text:p>8.7519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51957">
                <text:p>8.7519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751957">
                <text:p>8.7519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51957">
                <text:p>8.7519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663982">
                <text:p>8.6639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511967">
                <text:p>8.5119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511967">
                <text:p>8.5119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511967">
                <text:p>8.5119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671979">
                <text:p>8.6719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59192">
                <text:p>8.591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59192">
                <text:p>8.591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759936">
                <text:p>8.7599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759936">
                <text:p>8.7599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759936">
                <text:p>8.7599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879971">
                <text:p>8.8799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879971">
                <text:p>8.8799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127943">
                <text:p>9.1279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039887">
                <text:p>9.0398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039887">
                <text:p>9.0398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991915">
                <text:p>8.9919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991915">
                <text:p>8.9919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991915">
                <text:p>8.9919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351813">
                <text:p>9.3518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055845">
                <text:p>9.0558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223849">
                <text:p>9.2238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175875">
                <text:p>9.175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175875">
                <text:p>9.175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175875">
                <text:p>9.175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15986">
                <text:p>9.159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135875">
                <text:p>9.135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111893">
                <text:p>9.1118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111883">
                <text:p>9.111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167942">
                <text:p>9.1679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167942">
                <text:p>9.1679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167942">
                <text:p>9.1679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167942">
                <text:p>9.1679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463894">
                <text:p>9.4638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463894">
                <text:p>9.4638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383837">
                <text:p>9.3838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231817">
                <text:p>9.2318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111874">
                <text:p>9.1118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319814">
                <text:p>9.319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215777">
                <text:p>9.215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055763">
                <text:p>9.0557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71981">
                <text:p>8.719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71981">
                <text:p>8.719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71981">
                <text:p>8.719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519806">
                <text:p>8.519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519806">
                <text:p>8.519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551796">
                <text:p>8.5517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551796">
                <text:p>8.5517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319813">
                <text:p>8.3198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319813">
                <text:p>8.3198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319813">
                <text:p>8.3198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207784">
                <text:p>8.2077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207784">
                <text:p>8.2077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047777">
                <text:p>8.0477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047777">
                <text:p>8.0477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095816">
                <text:p>8.0958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335809">
                <text:p>8.335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335809">
                <text:p>8.335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335809">
                <text:p>8.335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335809">
                <text:p>8.335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335809">
                <text:p>8.335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263753">
                <text:p>8.2637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263753">
                <text:p>8.2637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19179">
                <text:p>8.19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111817">
                <text:p>8.1118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111817">
                <text:p>8.1118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183786">
                <text:p>8.1837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023771">
                <text:p>8.0237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023771">
                <text:p>8.0237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023771">
                <text:p>8.0237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023771">
                <text:p>8.0237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007775">
                <text:p>8.007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007775">
                <text:p>8.007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.935811">
                <text:p>7.9358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023837">
                <text:p>8.0238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023837">
                <text:p>8.0238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023837">
                <text:p>8.0238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271823">
                <text:p>8.2718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271823">
                <text:p>8.2718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295805">
                <text:p>8.2958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.375746">
                <text:p>8.3757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.519699">
                <text:p>8.519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263703">
                <text:p>8.2637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263703">
                <text:p>8.2637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263703">
                <text:p>8.2637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263703">
                <text:p>8.2637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391757">
                <text:p>8.391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391757">
                <text:p>8.391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167756">
                <text:p>8.1677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359757">
                <text:p>8.359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159758">
                <text:p>8.1597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231722">
                <text:p>8.2317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47172">
                <text:p>8.47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351672">
                <text:p>8.35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351672">
                <text:p>8.35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207737">
                <text:p>8.207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46371">
                <text:p>8.463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46371">
                <text:p>8.463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559743">
                <text:p>8.559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559743">
                <text:p>8.559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559743">
                <text:p>8.559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559743">
                <text:p>8.559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551755">
                <text:p>8.5517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551755">
                <text:p>8.5517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479774">
                <text:p>8.4797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479774">
                <text:p>8.4797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479774">
                <text:p>8.4797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543756">
                <text:p>8.5437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471711">
                <text:p>8.4717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535653">
                <text:p>8.5356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879601">
                <text:p>8.8796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535667">
                <text:p>8.535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535667">
                <text:p>8.535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535667">
                <text:p>8.535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535667">
                <text:p>8.535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647686">
                <text:p>8.647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543653">
                <text:p>8.5436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543653">
                <text:p>8.5436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543653">
                <text:p>8.5436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399626">
                <text:p>8.3996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191626">
                <text:p>8.1916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191626">
                <text:p>8.1916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263708">
                <text:p>8.2637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167641">
                <text:p>8.1676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335567">
                <text:p>8.3355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335567">
                <text:p>8.3355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367554">
                <text:p>8.3675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935652">
                <text:p>7.9356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695845">
                <text:p>7.695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671785">
                <text:p>7.6717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51178">
                <text:p>7.51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615804">
                <text:p>7.6158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719776">
                <text:p>7.7197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527776">
                <text:p>7.5277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527776">
                <text:p>7.5277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295765">
                <text:p>7.295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295765">
                <text:p>7.295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311709">
                <text:p>7.311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327715">
                <text:p>7.3277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327715">
                <text:p>7.3277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143704">
                <text:p>7.143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007772">
                <text:p>7.0077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.92773">
                <text:p>6.927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.879791">
                <text:p>6.879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.879791">
                <text:p>6.879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.879791">
                <text:p>6.879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.879791">
                <text:p>6.879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.69579">
                <text:p>6.695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.69579">
                <text:p>6.695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.62381">
                <text:p>6.6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.551755">
                <text:p>6.551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.551755">
                <text:p>6.551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.551755">
                <text:p>6.551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.551755">
                <text:p>6.551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.551755">
                <text:p>6.551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.583763">
                <text:p>6.583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.463738">
                <text:p>6.4637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.599752">
                <text:p>6.599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.615748">
                <text:p>6.615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.615685">
                <text:p>6.615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.551631">
                <text:p>6.551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.559626">
                <text:p>6.559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.599539">
                <text:p>6.599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599539">
                <text:p>6.599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.479643">
                <text:p>6.4796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.479643">
                <text:p>6.4796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.479643">
                <text:p>6.4796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.415601">
                <text:p>6.415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.29566">
                <text:p>6.295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.40769">
                <text:p>6.40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.40769">
                <text:p>6.40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.655706">
                <text:p>6.6557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.655706">
                <text:p>6.6557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.48769">
                <text:p>6.48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.207764">
                <text:p>6.2077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.207764">
                <text:p>6.2077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.207764">
                <text:p>6.2077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.151722">
                <text:p>6.151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.127687">
                <text:p>6.1276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.071718">
                <text:p>6.071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.071718">
                <text:p>6.071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.055668">
                <text:p>6.055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.055668">
                <text:p>6.055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.055668">
                <text:p>6.055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.055668">
                <text:p>6.055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.055668">
                <text:p>6.055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935704">
                <text:p>5.935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895778">
                <text:p>5.895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.063789">
                <text:p>6.0637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991739">
                <text:p>5.991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.047782">
                <text:p>6.0477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.047782">
                <text:p>6.0477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.087766">
                <text:p>6.087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.039844">
                <text:p>6.039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.015851">
                <text:p>6.015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.09591">
                <text:p>6.09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.079912">
                <text:p>6.0799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.039867">
                <text:p>6.039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.007815">
                <text:p>6.0078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727838">
                <text:p>5.7278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727838">
                <text:p>5.7278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727838">
                <text:p>5.7278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727838">
                <text:p>5.7278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807876">
                <text:p>5.8078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807876">
                <text:p>5.8078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807876">
                <text:p>5.8078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5.631857">
                <text:p>5.6318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663912">
                <text:p>5.663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559877">
                <text:p>5.5598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415919">
                <text:p>5.4159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415919">
                <text:p>5.4159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215923">
                <text:p>5.215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999928">
                <text:p>4.999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959889">
                <text:p>4.959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999876">
                <text:p>4.999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999876">
                <text:p>4.999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999876">
                <text:p>4.999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999876">
                <text:p>4.999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999876">
                <text:p>4.999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975888">
                <text:p>4.975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02384">
                <text:p>5.02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5.103875">
                <text:p>5.103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087899">
                <text:p>5.08789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